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80000004381E576B60.png" manifest:media-type=""/>
  <manifest:file-entry manifest:full-path="Pictures/10000000000007800000043876223CE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8cm, 1cm, 4.099cm, 21.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8cm, 1cm, 4.001cm, 21.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1.281cm" svg:y="0.713cm" svg:width="15.69cm" svg:height="11.15cm" draw:z-index="0"><draw:image xlink:href="Pictures/10000000000007800000043876223CEA.png" xlink:type="simple" xlink:show="embed" xlink:actuate="onLoad"/></draw:frame><draw:frame draw:style-name="fr2" draw:name="graphics2" text:anchor-type="paragraph" svg:x="1.438cm" svg:y="12.185cm" svg:width="15.27cm" svg:height="12.423cm" draw:z-index="1"><draw:image xlink:href="Pictures/1000000000000780000004381E576B6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6T19:39:35.41</meta:creation-date>
    <dc:date>2013-04-16T19:45:02.38</dc:date>
    <meta:editing-duration>P0D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3.6$Windows_x86 LibreOffice_project/2ef5aff-a6fb0ff-166bdff-cf087ad-0f1389</meta:generator>
  </office:meta>
</office:document-meta>
</file>